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2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NICOLAZA PEÑ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EÑA RAMOS JORGE LUI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3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RUJILLO GAMARRA, JHON BRAYA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AMARRA CLAYSEN, WIMBE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3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0050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7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2T18:03:1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